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co20" style:family="table-column">
      <style:table-column-properties fo:break-before="auto" style:column-width="1.4953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9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12/04/2025</text:date>, <text:time>02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4T02:21:02.49</dc:date>
    <meta:generator>OpenOffice/4.1.16$Win32 OpenOffice.org_project/4116m3$Build-9816</meta:generator>
    <meta:editing-duration>P1DT21H3M53S</meta:editing-duration>
    <meta:editing-cycles>267</meta:editing-cycles>
    <meta:document-statistic meta:table-count="16" meta:cell-count="1652" meta:object-count="0"/>
  </office:meta>
</office:document-meta>
</file>